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rebuchet MS3" svg:font-family="'Trebuchet MS'" style:font-pitch="variable"/>
    <style:font-face style:name="Trebuchet MS1" svg:font-family="'Trebuchet MS'" style:font-adornments="Bold" style:font-pitch="variable"/>
    <style:font-face style:name="Trebuchet MS2" svg:font-family="'Trebuchet MS'" style:font-adornments="Italic" style:font-pitch="variable"/>
    <style:font-face style:name="Trebuchet MS" svg:font-family="'Trebuchet M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rebuchet MS3" fo:font-size="8pt" style:font-size-asian="8pt" style:font-size-complex="8pt"/>
    </style:style>
    <style:style style:name="P2" style:family="paragraph" style:parent-style-name="Standard">
      <style:text-properties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style:font-name="Free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style:font-name="FreeSans" fo:font-size="10pt" fo:font-style="italic" style:font-size-asian="10pt" style:font-style-asian="italic" style:font-size-complex="10pt" style:font-style-complex="italic"/>
    </style:style>
    <style:style style:name="P5" style:family="paragraph" style:parent-style-name="Text_20_body">
      <style:text-properties style:font-name="FreeSans"/>
    </style:style>
    <style:style style:name="P6" style:family="paragraph" style:parent-style-name="Text_20_body">
      <style:paragraph-properties fo:text-align="end" style:justify-single-word="false"/>
      <style:text-properties style:font-name="FreeSans" fo:font-size="11pt" fo:font-style="italic"/>
    </style:style>
    <style:style style:name="P7" style:family="paragraph" style:parent-style-name="Text_20_body">
      <style:paragraph-properties fo:text-align="center" style:justify-single-word="false"/>
      <style:text-properties style:font-name="FreeSans"/>
    </style:style>
    <style:style style:name="P8" style:family="paragraph" style:parent-style-name="Text_20_body">
      <style:text-properties style:font-name="FreeSans"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FreeSans" fo:font-weight="normal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FreeSans" fo:font-weight="normal" style:font-weight-asian="normal" style:font-weight-complex="normal"/>
    </style:style>
    <style:style style:name="P11" style:family="paragraph" style:parent-style-name="Text_20_body">
      <style:text-properties style:font-name="Free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Free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 style:master-page-name="">
      <style:paragraph-properties fo:text-align="start" style:justify-single-word="false" style:page-number="auto"/>
      <style:text-properties style:font-name="FreeSans" fo:font-size="11pt" fo:font-style="italic" style:text-underline-style="solid" style:text-underline-width="auto" style:text-underline-color="font-color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FreeSans" fo:font-size="11pt" fo:font-style="italic"/>
    </style:style>
    <style:style style:name="P15" style:family="paragraph" style:parent-style-name="Text_20_body">
      <style:text-properties style:font-name="FreeSans" style:text-underline-style="none" fo:font-weight="bold" style:font-weight-asian="bold" style:font-weight-complex="bold"/>
    </style:style>
    <style:style style:name="P16" style:family="paragraph" style:parent-style-name="Heading_20_1">
      <style:paragraph-properties fo:text-align="center" style:justify-single-word="false"/>
      <style:text-properties style:font-name="FreeSans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425in" text:min-label-width="0.25in"/>
      </text:list-level-style-number>
      <text:list-level-style-number text:level="2" text:style-name="Numbering_20_Symbols" style:num-suffix="." style:num-format="1">
        <style:list-level-properties text:space-before="0.7425in" text:min-label-width="0.25in"/>
      </text:list-level-style-number>
      <text:list-level-style-number text:level="3" text:style-name="Numbering_20_Symbols" style:num-suffix="." style:num-format="1">
        <style:list-level-properties text:space-before="1.2425in" text:min-label-width="0.25in"/>
      </text:list-level-style-number>
      <text:list-level-style-number text:level="4" text:style-name="Numbering_20_Symbols" style:num-suffix="." style:num-format="1">
        <style:list-level-properties text:space-before="1.7425in" text:min-label-width="0.25in"/>
      </text:list-level-style-number>
      <text:list-level-style-number text:level="5" text:style-name="Numbering_20_Symbols" style:num-suffix="." style:num-format="1">
        <style:list-level-properties text:space-before="2.2425in" text:min-label-width="0.25in"/>
      </text:list-level-style-number>
      <text:list-level-style-number text:level="6" text:style-name="Numbering_20_Symbols" style:num-suffix="." style:num-format="1">
        <style:list-level-properties text:space-before="2.7425in" text:min-label-width="0.25in"/>
      </text:list-level-style-number>
      <text:list-level-style-number text:level="7" text:style-name="Numbering_20_Symbols" style:num-suffix="." style:num-format="1">
        <style:list-level-properties text:space-before="3.2425in" text:min-label-width="0.25in"/>
      </text:list-level-style-number>
      <text:list-level-style-number text:level="8" text:style-name="Numbering_20_Symbols" style:num-suffix="." style:num-format="1">
        <style:list-level-properties text:space-before="3.7425in" text:min-label-width="0.25in"/>
      </text:list-level-style-number>
      <text:list-level-style-number text:level="9" text:style-name="Numbering_20_Symbols" style:num-suffix="." style:num-format="1">
        <style:list-level-properties text:space-before="4.2425in" text:min-label-width="0.25in"/>
      </text:list-level-style-number>
      <text:list-level-style-number text:level="10" text:style-name="Numbering_20_Symbols" style:num-suffix="." style:num-format="1">
        <style:list-level-properties text:space-before="4.742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govarači:</text:p>
      <text:list xml:id="list231878831" text:style-name="L1">
        <text:list-item>
          <text:p text:style-name="P14">Husremović Ernad br L.K 07BRH1197 MUP Sarajevo Centar (nadalje stipendista)</text:p>
        </text:list-item>
        <text:list-item>
          <text:p text:style-name="P14">Za “bring.out” Beganović Jasmin LK 03CTA1322 MUP ZDK, (nadalje davaoc stipendije)</text:p>
        </text:list-item>
      </text:list>
      <text:p text:style-name="P6">Sarajevo, 12.10.2011</text:p>
      <text:p text:style-name="P6">oznaka: <text:span text:style-name="T1">#24710</text:span></text:p>
      <text:h text:style-name="P16" text:outline-level="1">Ugovor <text:line-break/>o <text:span text:style-name="T2">stipendiranju</text:span></text:h>
      <text:p text:style-name="P2"/>
      <text:p text:style-name="P7">Član 1.</text:p>
      <text:p text:style-name="P5">Predmet ugovora je stipendiranje studenta <text:span text:style-name="T3"><text:s/>Husremović (Šekib) Ernad </text:span><text:span text:style-name="T4">(nadalje student)</text:span><text:span text:style-name="T3">, adresa <text:s/>Juraja Naitharta 6, 7100 Sarajevo od strane </text:span><text:span text:style-name="T4">preduzeća </text:span><text:span text:style-name="T3">“bring.out” doo Sarajevo </text:span><text:span text:style-name="T4">(nadalje davalac stipendije).</text:span></text:p>
      <text:p text:style-name="P9">Član 2.</text:p>
      <text:p text:style-name="P10">Davaoc stipendije se obavezuje da će studentu platiti godišnje troškove studiranja <text:span text:style-name="T5">3. godine</text:span> na Fakultetu Informacionih tehnologija Mostar, za školsku <text:span text:style-name="T5">2011/2012 godina</text:span>. Iznos tih troškova je <text:span text:style-name="T5">2045,00 KM</text:span>. </text:p>
      <text:p text:style-name="P9">Član 3.</text:p>
      <text:p text:style-name="P10">Student se obavezuje da će marljivo učiti i svoje obaveze prema fakultetu savjesno obavljati.</text:p>
      <text:p text:style-name="P15"/>
      <text:p text:style-name="P9">Član 4.</text:p>
      <text:p text:style-name="P10">Student, kao radnik “bring.out”, se obavezuje da će svoje studentske obaveze uskladiti sa profesionalnim, te da će svoje radne zadatke obavljati na vrijeme.</text:p>
      <text:p text:style-name="P9">Član 5.</text:p>
      <text:p text:style-name="P8">Student se obavezuje da će u naredne dvije godine raditi kod davaoca stipendije. U slučaju prijevremenog raskida ugovora, student je obavezan vratiti stipendiju u cjelokupnom iznosu. </text:p>
      <text:p text:style-name="P9">Član 6.</text:p>
      <text:p text:style-name="P8">Ovaj ugovor je sačinjen u 2 (dva) primjerka, od kojih student dobija jedan primjerak, a davaoc stipendije jedan.</text:p>
      <text:p text:style-name="P12"/>
      <text:p text:style-name="P11"><text:s text:c="17"/>Student<text:tab/><text:tab/><text:tab/><text:tab/> <text:s text:c="33"/>Davaoc stipendije:</text:p>
      <text:p text:style-name="P11"><text:tab/>Husremović Ernad <text:s text:c="74"/>za “bring.out”</text:p>
      <text:p text:style-name="P3"/>
      <text:p text:style-name="P4"><text:s text:c="5"/>______________________________ <text:s text:c="40"/>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rebuchet MS3" svg:font-family="'Trebuchet MS'" style:font-pitch="variable"/>
    <style:font-face style:name="Trebuchet MS1" svg:font-family="'Trebuchet MS'" style:font-adornments="Bold" style:font-pitch="variable"/>
    <style:font-face style:name="Trebuchet MS2" svg:font-family="'Trebuchet MS'" style:font-adornments="Italic" style:font-pitch="variable"/>
    <style:font-face style:name="Trebuchet MS" svg:font-family="'Trebuchet M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bs" fo:country="BA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Trebuchet MS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itle" style:family="paragraph" style:parent-style-name="Standard" style:class="chapter">
      <style:paragraph-properties fo:margin-top="0.0835in" fo:margin-bottom="0.0835in" fo:keep-with-next="always" text:number-lines="false" text:line-number="0"/>
      <style:text-properties style:font-name="Arial" fo:font-size="10pt" fo:font-style="italic" style:font-name-asian="DejaVu Sans" style:font-size-asian="10pt" style:font-style-asian="italic" style:font-name-complex="Tahoma2" style:font-size-complex="10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padding="0.0193in" fo:border-left="none" fo:border-right="none" fo:border-top="0.06pt solid #000000" fo:border-bottom="0.06pt solid #000000"/>
      <style:text-properties style:font-name="Trebuchet MS1"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Arial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/>
      <style:text-properties fo:font-size="6pt" style:font-size-asian="6pt" style:font-size-complex="6pt"/>
    </style:style>
    <style:style style:name="zaglavlje" style:family="paragraph" style:parent-style-name="Table_20_Contents">
      <style:paragraph-properties fo:margin-top="0in" fo:margin-bottom="0in"/>
      <style:text-properties style:font-name="Trebuchet MS2" fo:font-size="11pt" fo:font-style="italic"/>
    </style:style>
    <style:style style:name="Normal" style:family="paragraph" style:parent-style-name="Standard">
      <style:text-properties style:font-name="Arial1"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rebuchet MS3" fo:font-size="8pt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5783in" fo:margin-bottom="1in" fo:margin-left="0.9165in" fo:margin-right="0.704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05-11-29T16:22:43</meta:creation-date>
    <dc:date>2011-10-12T12:26:44</dc:date>
    <meta:print-date>2009-03-24T15:35:27</meta:print-date>
    <dc:language>en-US</dc:language>
    <meta:editing-cycles>20</meta:editing-cycles>
    <meta:editing-duration>PT1H40M35S</meta:editing-duration>
    <meta:document-statistic meta:table-count="0" meta:image-count="0" meta:object-count="0" meta:page-count="1" meta:paragraph-count="22" meta:word-count="187" meta:character-count="1509" meta:non-whitespace-character-count="1167"/>
    <meta:user-defined meta:name="Info 1"/>
    <meta:user-defined meta:name="Info 2"/>
    <meta:user-defined meta:name="Info 3"/>
    <meta:user-defined meta:name="Info 4"/>
  </office:meta>
</office:document-meta>
</file>